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gs : </text:p>
      <text:p text:style-name="Standard">https://bit.ly/3wkLklx</text:p>
      <text:p text:style-name="Standard"><text:a xlink:type="simple" xlink:href="https://bit.ly/3LpDL0Y" text:style-name="Internet_20_link" text:visited-style-name="Visited_20_Internet_20_Link">https://bit.ly/3LpDL0Y</text:a> </text:p>
      <text:p text:style-name="Standard"/>
      <text:p text:style-name="Standard"><text:a xlink:type="simple" xlink:href="https://www.youtube.com/channel/UCX6b17PVsYBQ0ip5gyeme-Q" text:style-name="Internet_20_link" text:visited-style-name="Visited_20_Internet_20_Link">https://www.youtube.com/channel/UCX6b17PVsYBQ0ip5gyeme-Q</text:a> </text:p>
      <text:p text:style-name="Standard"/>
      <text:p text:style-name="Standard"><text:a xlink:type="simple" xlink:href="https://youtu.be/8h1xWtZ_mI0" text:style-name="Internet_20_link" text:visited-style-name="Visited_20_Internet_20_Link">https://youtu.be/8h1xWtZ_mI0</text:a> </text:p>
      <text:p text:style-name="Standard"/>
      <text:p text:style-name="Standard">https://cdn.britannica.com/74/22474-050-FE855824/Shell-atomic-model-shell-shells-electrons-energy.jp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4M46S</meta:editing-duration>
    <meta:editing-cycles>4</meta:editing-cycles>
    <meta:generator>OpenOffice/4.1.11$Win32 OpenOffice.org_project/4111m1$Build-9808</meta:generator>
    <dc:date>2022-05-18T22:59:37.39</dc:date>
    <dc:creator>Jose Reynaldo</dc:creator>
    <meta:document-statistic meta:table-count="0" meta:image-count="0" meta:object-count="0" meta:page-count="1" meta:paragraph-count="6" meta:word-count="7" meta:character-count="239"/>
    <meta:user-defined meta:name="Info 1"/>
    <meta:user-defined meta:name="Info 2"/>
    <meta:user-defined meta:name="Info 3"/>
    <meta:user-defined meta:name="Info 4"/>
  </office:meta>
</office:document-meta>
</file>